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263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6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0:12:74:00:13:e1:b7: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6B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0:12:74:00:13:33:74:4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8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0:12:74:00:13:33:5d: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8B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0:12:74:00:13:e1:d3:a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8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0:12:74:00:13:e2:80: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8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0:12:74:00:13:cc:96:c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8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0:12:74:00:13:e1:b5:f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8F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0:12:74:00:11:67:a9:e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0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0:12:74:00:13:33:6c:5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10B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0:12:74:00:15:08:b7: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2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0:12:74:00:13:e1:c7: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2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0:12:74:00:13:e1:c5:1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4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0:12:74:00:13:e1:81:a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4B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0:12:74:00:13:e1:bd:a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6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0:12:74:00:13:e3:59:b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8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0:12:74:00:13:33:92: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0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0:12:74:00:13:e3:49:6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0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0:12:74:00:13:e1:a8: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0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:12:74:00:13:e3:12: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0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0:12:74:00:13:e1:5a: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0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0:12:74:00:13:e1:ce: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0F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0:12:74:00:13:e1:57: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0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0:12:74:00:13:e3:2e: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0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0:12:74:00:13:e1:c7: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9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0:12:74:00:13:e3:0c:0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1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0:12:74:00:13:e1:bd:b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1B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0:12:74:00:13:33:5d: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3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0:12:74:00:13:e1:52: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3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0:12:74:00:13:e1:bf: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5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0:12:74:00:13:e3:8d: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5B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0:12:74:00:13:e1:d5:1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5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0:12:74:00:13:e2:79:c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5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0:12:74:00:13:e3:5c: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5B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0:12:74:00:13:e1:c1: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5C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0:12:74:00:13:e3:8b: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5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0:12:74:00:13:e2:83:6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7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0:12:74:00:13:e3:87: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7B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0:12:74:00:13:e3:20:7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5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0:12:74:00:13:e3:69:a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15B</text:p>
          </table:table-cell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13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0:12:74:00:13:e3:72: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3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0:12:74:00:13:e1:b2:b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3C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0:12:74:00:13:e1:58: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1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0:12:74:00:13:e1:af:4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1B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0:12:74:00:13:e1:8a: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9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0:12:74:00:13:e3:3b:a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9B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0:12:74:00:13:e1:c7:e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7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0:12:74:00:13:e3:26:a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7B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0:12:74:00:13:e3:78:f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7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0:12:74:00:13:e2:7e:fa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1:25:45.905175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25:26.366423875</meta:creation-date>
    <meta:generator>LibreOffice/5.1.6.2$Linux_X86_64 LibreOffice_project/10m0$Build-2</meta:generator>
    <dc:date>2017-06-19T14:42:22.044952217</dc:date>
    <meta:editing-duration>PT1M12S</meta:editing-duration>
    <meta:editing-cycles>1</meta:editing-cycles>
    <meta:document-statistic meta:table-count="1" meta:cell-count="152" meta:object-count="0"/>
  </office:meta>
</office:document-meta>
</file>